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8.306cm"/>
    </style:style>
    <style:style style:name="co13" style:family="table-column">
      <style:table-column-properties fo:break-before="auto" style:column-width="7.049cm"/>
    </style:style>
    <style:style style:name="co14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2.54cm" fo:break-before="auto" style:use-optimal-row-height="true"/>
    </style:style>
    <style:style style:name="ro10" style:family="table-row">
      <style:table-row-properties style:row-height="2.037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specificação">
      <style:table-properties table:display="true" style:writing-mode="lr-tb"/>
    </style:style>
    <style:style style:name="ta4" style:family="table" style:master-page-name="PageStyle_5f_Execução_5f_13.11.2013_5f_UC003">
      <style:table-properties table:display="true" style:writing-mode="lr-tb"/>
    </style:style>
    <style:style style:name="ta5" style:family="table" style:master-page-name="PageStyle_5f_Execução_5f_22.04.2014_5f_UC00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3c3c3c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Histórico de Versões</text:p>
          </table:table-cell>
          <table:table-cell table:style-name="ce2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>
            <text:p>Especificação</text:p>
          </table:table-cell>
          <table:table-cell table:style-name="ce2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table:number-columns-spanned="1" table:number-rows-spanned="2">
            <text:p>Execução &lt;DATA_VERSAO&gt;</text:p>
          </table:table-cell>
          <table:table-cell table:style-name="ce2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>
            <text:p>Versão</text:p>
          </table:table-cell>
          <table:table-cell table:style-name="ce5" office:value-type="string">
            <text:p>Data alteração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string">
            <text:p>1.0</text:p>
          </table:table-cell>
          <table:table-cell table:style-name="ce7" office:value-type="float" office:value="41547">
            <text:p>30-Set-13</text:p>
          </table:table-cell>
          <table:table-cell table:style-name="ce8" office:value-type="string">
            <text:p>Criação do Documento e Construção dos Primeiros casos de uso</text:p>
          </table:table-cell>
          <table:table-cell table:style-name="ce8" office:value-type="string">
            <text:p>Máquison Felipe</text:p>
          </table:table-cell>
          <table:table-cell table:number-columns-repeated="1019"/>
        </table:table-row>
        <table:table-row table:style-name="ro5" table:number-rows-repeated="7">
          <table:table-cell/>
          <table:table-cell table:style-name="ce6"/>
          <table:table-cell table:style-name="ce7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" table:style-name="ta3" table:print="false"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number-columns-repeated="247" table:default-cell-style-name="ce9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5" office:value-type="string">
            <text:p>Cenário de Teste</text:p>
          </table:table-cell>
          <table:table-cell table:style-name="ce15" office:value-type="string">
            <text:p>Passos</text:p>
          </table:table-cell>
          <table:table-cell table:style-name="ce15" office:value-type="string">
            <text:p>Resultados esperados</text:p>
          </table:table-cell>
          <table:table-cell table:style-name="ce17" office:value-type="string">
            <text:p>Resultado da Execução</text:p>
          </table:table-cell>
          <table:table-cell table:style-name="ce17" office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5</text:p>
          </table:table-cell>
          <table:table-cell table:style-name="ce13" office:value-type="string">
            <text:p>Vincular Bibliografia Básica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>
            <text:p>Título apareça no campo Básica e desapareça das listas de Títulos para Básica e Títulos para Complementar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6</text:p>
          </table:table-cell>
          <table:table-cell table:style-name="ce13" office:value-type="string">
            <text:p>Desvincular Bibliografia Básica</text:p>
          </table:table-cell>
          <table:table-cell table:style-name="ce13" office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>
            <text:p>Título desapareça no campo Básica e apareça nas listas de Títulos para Básica e Títulos para Complementar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7</text:p>
          </table:table-cell>
          <table:table-cell table:style-name="ce13" office:value-type="string">
            <text:p>Vincular Bibliografia Complementar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>
            <text:p>Título apareça no campo Complementar e desapareça das listas de Títulos para Básica e Títulos para Complementar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8</text:p>
          </table:table-cell>
          <table:table-cell table:style-name="ce13" office:value-type="string">
            <text:p>Desvincular Bibliografia Complementar</text:p>
          </table:table-cell>
          <table:table-cell table:style-name="ce13" office:value-type="string">
            <text:p>1. Bibliotecário seleciona um título no campo Complementar; <text:s/></text:p>
            <text:p>2. Bibliotecário retira título do campo Complementar voltando o titulo para Títulos para Vincular</text:p>
          </table:table-cell>
          <table:table-cell table:style-name="ce13" office:value-type="string">
            <text:p>Título desapareça no campo Complementar e apareça nas listas de Títulos para Básica e Títulos para Complementar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9</text:p>
          </table:table-cell>
          <table:table-cell table:style-name="ce13" office:value-type="string">
            <text:p>Vincular Título no Campo Errado</text:p>
          </table:table-cell>
          <table:table-cell table:style-name="ce13" office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>
            <text:p>Sistema exiba uma mensagem de nenhum título selecionado no campo correspondente e não vincule o título selecionado no campo incorreto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0</text:p>
          </table:table-cell>
          <table:table-cell table:style-name="ce13" office:value-type="string">
            <text:p>Desvincular Título do Campo Básica – Errado</text:p>
          </table:table-cell>
          <table:table-cell table:style-name="ce13" office:value-type="string">
            <text:p>1. Bibliotecário seleciona um título no campo Básica;</text:p>
            <text:p>2. Bibliotecário <text:s/>tenta desvincular título no próprio campo Básica;</text:p>
          </table:table-cell>
          <table:table-cell table:style-name="ce13" office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1</text:p>
          </table:table-cell>
          <table:table-cell table:style-name="ce13" office:value-type="string">
            <text:p>Desvincular Título do Campo Complementar – Errado</text:p>
          </table:table-cell>
          <table:table-cell table:style-name="ce13" office:value-type="string">
            <text:p>1. Bibliotecário seleciona um título no campo Complementar;</text:p>
            <text:p>2. Bibliotecário <text:s/>tenta desvincular título no próprio campo Complementar;</text:p>
          </table:table-cell>
          <table:table-cell table:style-name="ce13" office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22</text:p>
          </table:table-cell>
          <table:table-cell table:style-name="ce13" office:value-type="string">
            <text:p>Finalizar/vincular sem ter vinculado nenhum título</text:p>
          </table:table-cell>
          <table:table-cell table:style-name="ce13" office:value-type="string">
            <text:p>1. Bibliotecário seleciona Vincular;</text:p>
          </table:table-cell>
          <table:table-cell table:style-name="ce13" office:value-type="string">
            <text:p>Sistema exiba uma mensagem de título vinculado</text:p>
          </table:table-cell>
          <table:table-cell table:style-name="ce13" office:value-type="string">
            <text:p>&lt;Resultado do teste. Opções: PASSOU, FALHOU, BLOQUEADO, NÃO EXECUTADO.&gt;</text:p>
          </table:table-cell>
          <table:table-cell table:style-name="ce13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4" table:print="false"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number-columns-repeated="247" table:default-cell-style-name="ce9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5" office:value-type="string">
            <text:p>Cenário de Teste</text:p>
          </table:table-cell>
          <table:table-cell table:style-name="ce15" office:value-type="string">
            <text:p>Passos</text:p>
          </table:table-cell>
          <table:table-cell table:style-name="ce15" office:value-type="string">
            <text:p>Resultados esperados</text:p>
          </table:table-cell>
          <table:table-cell table:style-name="ce17" office:value-type="string">
            <text:p>Resultado da Execução</text:p>
          </table:table-cell>
          <table:table-cell table:style-name="ce17" office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5</text:p>
          </table:table-cell>
          <table:table-cell table:style-name="ce13" office:value-type="string">
            <text:p>Vincular Bibliografia Básica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>
            <text:p>Título apareça no campo Básica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6</text:p>
          </table:table-cell>
          <table:table-cell table:style-name="ce13" office:value-type="string">
            <text:p>Desvincular Bibliografia Básica</text:p>
          </table:table-cell>
          <table:table-cell table:style-name="ce13" office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>
            <text:p>Título desapareça no campo Básica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7</text:p>
          </table:table-cell>
          <table:table-cell table:style-name="ce13" office:value-type="string">
            <text:p>Vincular Bibliografia Complementar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>
            <text:p>Título apareça no campo Complementar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8</text:p>
          </table:table-cell>
          <table:table-cell table:style-name="ce13" office:value-type="string">
            <text:p>Desvincular Bibliografia Complementar</text:p>
          </table:table-cell>
          <table:table-cell table:style-name="ce13" office:value-type="string">
            <text:p>1. Bibliotecário seleciona um título no campo Complementar; <text:s/></text:p>
            <text:p>2. Bibliotecário retira título do campo Complementar voltando o titulo para Títulos para Vincular</text:p>
          </table:table-cell>
          <table:table-cell table:style-name="ce13" office:value-type="string">
            <text:p>Título desapareça no campo Complementar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9</text:p>
          </table:table-cell>
          <table:table-cell table:style-name="ce13" office:value-type="string">
            <text:p>Vincular Título no Campo Errado</text:p>
          </table:table-cell>
          <table:table-cell table:style-name="ce13" office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>
            <text:p>Sistema não vincul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0</text:p>
          </table:table-cell>
          <table:table-cell table:style-name="ce13" office:value-type="string">
            <text:p>Desvincular Título do Campo Básica – Errado</text:p>
          </table:table-cell>
          <table:table-cell table:style-name="ce13" office:value-type="string">
            <text:p>1. Bibliotecário seleciona um título no campo Básica;</text:p>
            <text:p>2. Bibliotecário <text:s/>tenta desvincular título no próprio campo Básica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1</text:p>
          </table:table-cell>
          <table:table-cell table:style-name="ce13" office:value-type="string">
            <text:p>Desvincular Título do Campo Complementar – Errado</text:p>
          </table:table-cell>
          <table:table-cell table:style-name="ce13" office:value-type="string">
            <text:p>1. Bibliotecário seleciona um título no campo Complementar;</text:p>
            <text:p>2. Bibliotecário <text:s/>tenta desvincular título no próprio campo Complementar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22</text:p>
          </table:table-cell>
          <table:table-cell table:style-name="ce13" office:value-type="string">
            <text:p>Finalizar/vincular sem ter vinculado nenhum título</text:p>
          </table:table-cell>
          <table:table-cell table:style-name="ce13" office:value-type="string">
            <text:p>1. Bibliotecário seleciona Vincular;</text:p>
          </table:table-cell>
          <table:table-cell table:style-name="ce13" office:value-type="string">
            <text:p>Sistema exiba uma mensagem de título vinculad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5" table:print="false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2" table:default-cell-style-name="ce9"/>
        <table:table-column table:style-name="co14" table:number-columns-repeated="247" table:default-cell-style-name="ce9"/>
        <table:table-column table:style-name="co4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5" office:value-type="string">
            <text:p>Cenário de Teste</text:p>
          </table:table-cell>
          <table:table-cell table:style-name="ce15" office:value-type="string">
            <text:p>Passos</text:p>
          </table:table-cell>
          <table:table-cell table:style-name="ce15" office:value-type="string">
            <text:p>Resultados esperados</text:p>
          </table:table-cell>
          <table:table-cell table:style-name="ce17" office:value-type="string">
            <text:p>Resultado da Execução</text:p>
          </table:table-cell>
          <table:table-cell table:style-name="ce17" office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5</text:p>
          </table:table-cell>
          <table:table-cell table:style-name="ce13" office:value-type="string">
            <text:p>Vincular Bibliografia Básica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>
            <text:p>Título apareça no campo Básica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6</text:p>
          </table:table-cell>
          <table:table-cell table:style-name="ce13" office:value-type="string">
            <text:p>Desvincular Bibliografia Básica</text:p>
          </table:table-cell>
          <table:table-cell table:style-name="ce13" office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>
            <text:p>Título desapareça no campo Básica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7</text:p>
          </table:table-cell>
          <table:table-cell table:style-name="ce13" office:value-type="string">
            <text:p>Vincular Bibliografia Complementar</text:p>
          </table:table-cell>
          <table:table-cell table:style-name="ce13" office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>
            <text:p>Título apareça no campo Complementar e desapareça d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18</text:p>
          </table:table-cell>
          <table:table-cell table:style-name="ce13" office:value-type="string">
            <text:p>Desvincular Bibliografia Complementar</text:p>
          </table:table-cell>
          <table:table-cell table:style-name="ce13" office:value-type="string">
            <text:p>1. Bibliotecário seleciona um título no campo Complementar; <text:s/></text:p>
            <text:p>2. Bibliotecário retira título do campo Complementar voltando o titulo para Títulos para Vincular</text:p>
          </table:table-cell>
          <table:table-cell table:style-name="ce13" office:value-type="string">
            <text:p>Título desapareça no campo Complementar e apareça nas listas de Títulos para Vincular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19</text:p>
          </table:table-cell>
          <table:table-cell table:style-name="ce13" office:value-type="string">
            <text:p>Vincular Título no Campo Errado</text:p>
          </table:table-cell>
          <table:table-cell table:style-name="ce13" office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>
            <text:p>Sistema não vincul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0</text:p>
          </table:table-cell>
          <table:table-cell table:style-name="ce13" office:value-type="string">
            <text:p>Desvincular Título do Campo Básica – Errado</text:p>
          </table:table-cell>
          <table:table-cell table:style-name="ce13" office:value-type="string">
            <text:p>1. Bibliotecário seleciona um título no campo Básica;</text:p>
            <text:p>2. Bibliotecário <text:s/>tenta vincular novamente o título no campo Básica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DESVINCULAR BIBLIOGRAFIA</text:p>
          </table:table-cell>
          <table:table-cell table:style-name="ce14" office:value-type="string">
            <text:p>TC_001_21</text:p>
          </table:table-cell>
          <table:table-cell table:style-name="ce13" office:value-type="string">
            <text:p>Desvincular Título do Campo Complementar – Errado</text:p>
          </table:table-cell>
          <table:table-cell table:style-name="ce13" office:value-type="string">
            <text:p>1. Bibliotecário seleciona um título no campo Complementar;</text:p>
            <text:p>2. Bibliotecário <text:s/>tenta desvincular título no próprio campo Complementar;</text:p>
          </table:table-cell>
          <table:table-cell table:style-name="ce13" office:value-type="string">
            <text:p>Sistema não retira o título selecionado no campo incorret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>
            <text:p>UC003 – Vincular Bibliografia a Disciplina</text:p>
          </table:table-cell>
          <table:table-cell table:style-name="ce13" office:value-type="string">
            <text:p>VINCULAR BIBLIOGRAFIA</text:p>
          </table:table-cell>
          <table:table-cell table:style-name="ce14" office:value-type="string">
            <text:p>TC_001_22</text:p>
          </table:table-cell>
          <table:table-cell table:style-name="ce13" office:value-type="string">
            <text:p>Finalizar/vincular sem ter vinculado nenhum título</text:p>
          </table:table-cell>
          <table:table-cell table:style-name="ce13" office:value-type="string">
            <text:p>1. Bibliotecário seleciona Vincular;</text:p>
          </table:table-cell>
          <table:table-cell table:style-name="ce13" office:value-type="string">
            <text:p>Sistema exiba uma mensagem de título vinculado</text:p>
          </table:table-cell>
          <table:table-cell table:style-name="ce13" office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2/04/2014</text:date>, <text:time>09:47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re Luis Ferreira </dc:creator>
    <dc:date>2014-04-22T09:47:43.17</dc:date>
    <meta:document-statistic meta:table-count="5" meta:cell-count="218" meta:object-count="0"/>
    <meta:generator>OpenOffice/4.0.1$Win32 OpenOffice.org_project/401m5$Build-9714</meta:generator>
  </office:meta>
</office:document-meta>
</file>